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662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/>
    </style:style>
  </office:automatic-styles>
  <office:body>
    <office:spreadsheet>
      <table:table table:name="Sheet1" table:style-name="ta1" table:print="false">
        <table:table-column table:style-name="co1" table:number-columns-repeated="4" table:default-cell-style-name="Default"/>
        <table:table-column table:style-name="co2" table:number-columns-repeated="2" table:default-cell-style-name="Default"/>
        <table:table-column table:style-name="co1" table:number-columns-repeated="5" table:default-cell-style-name="Default"/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office:value-type="string">
            <text:p>INPUTS</text:p>
          </table:table-cell>
          <table:table-cell table:number-columns-repeated="5"/>
          <table:table-cell office:value-type="string">
            <text:p>OUTPUTS</text:p>
          </table:table-cell>
          <table:table-cell table:number-columns-repeated="3"/>
        </table:table-row>
        <table:table-row table:style-name="ro1">
          <table:table-cell office:value-type="string">
            <text:p>(WD_A0)</text:p>
          </table:table-cell>
          <table:table-cell office:value-type="string">
            <text:p>(WD_DOR)</text:p>
          </table:table-cell>
          <table:table-cell office:value-type="string">
            <text:p>(WD_DCR)</text:p>
          </table:table-cell>
          <table:table-cell office:value-type="string">
            <text:p>(WD_CS)</text:p>
          </table:table-cell>
          <table:table-cell table:number-columns-repeated="7"/>
        </table:table-row>
        <table:table-row table:style-name="ro1">
          <table:table-cell office:value-type="string">
            <text:p>A0</text:p>
          </table:table-cell>
          <table:table-cell office:value-type="string">
            <text:p>A1</text:p>
          </table:table-cell>
          <table:table-cell office:value-type="string">
            <text:p>A2</text:p>
          </table:table-cell>
          <table:table-cell table:style-name="ce1" office:value-type="string">
            <text:p>CS</text:p>
          </table:table-cell>
          <table:table-cell table:style-name="ce1"/>
          <table:table-cell table:number-columns-repeated="2"/>
          <table:table-cell office:value-type="string">
            <text:p>_A0</text:p>
          </table:table-cell>
          <table:table-cell table:style-name="ce1" office:value-type="string">
            <text:p>_CS</text:p>
          </table:table-cell>
          <table:table-cell table:style-name="ce1" office:value-type="string">
            <text:p>_DOR</text:p>
          </table:table-cell>
          <table:table-cell table:style-name="ce1" office:value-type="string">
            <text:p>_DCR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string">
            <text:p>No Chip Select</text:p>
          </table:table-cell>
          <table:table-cell/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DCR Select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string">
            <text:p>No Chip Select</text:p>
          </table:table-cell>
          <table:table-cell/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DOR Select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string">
            <text:p>No Chip Select</text:p>
          </table:table-cell>
          <table:table-cell/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In Valid</text:p>
          </table:table-cell>
          <table:table-cell/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string">
            <text:p>No Chip Select</text:p>
          </table:table-cell>
          <table:table-cell/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string">
            <text:p>A0 Select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string">
            <text:p>No Chip Select</text:p>
          </table:table-cell>
          <table:table-cell/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In Valid</text:p>
          </table:table-cell>
          <table:table-cell/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string">
            <text:p>No Chip Select</text:p>
          </table:table-cell>
          <table:table-cell/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In Valid</text:p>
          </table:table-cell>
          <table:table-cell/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string">
            <text:p>No Chip Select</text:p>
          </table:table-cell>
          <table:table-cell/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InValid</text:p>
          </table:table-cell>
          <table:table-cell/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table:number-columns-repeated="4" office:value-type="float" office:value="1">
            <text:p>1</text:p>
          </table:table-cell>
          <table:table-cell/>
          <table:table-cell office:value-type="string">
            <text:p>No Chip Select</text:p>
          </table:table-cell>
          <table:table-cell/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Notes:</text:p>
          </table:table-cell>
          <table:table-cell table:number-columns-repeated="10"/>
        </table:table-row>
        <table:table-row table:style-name="ro1">
          <table:table-cell office:value-type="string">
            <text:p>Could use clock</text:p>
          </table:table-cell>
          <table:table-cell table:number-columns-repeated="10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0-04">04/10/2022</text:date>, <text:time>20:40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3M22S</meta:editing-duration>
    <meta:editing-cycles>14</meta:editing-cycles>
    <meta:generator>OpenOffice/4.1.7$Win32 OpenOffice.org_project/417m1$Build-9800</meta:generator>
    <dc:date>2022-10-04T20:40:31.98</dc:date>
    <dc:creator>Murray Smith</dc:creator>
    <meta:document-statistic meta:table-count="3" meta:cell-count="151" meta:object-count="0"/>
    <meta:user-defined meta:name="Info 1"/>
    <meta:user-defined meta:name="Info 2"/>
    <meta:user-defined meta:name="Info 3"/>
    <meta:user-defined meta:name="Info 4"/>
  </office:meta>
</office:document-meta>
</file>